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1*"/>
    </style:style>
    <style:style style:name="Tabela2.B" style:family="table-column">
      <style:table-column-properties style:column-width="2.429cm" style:rel-column-width="9362*"/>
    </style:style>
    <style:style style:name="Tabela2.F" style:family="table-column">
      <style:table-column-properties style:column-width="2.429cm" style:rel-column-width="9363*"/>
    </style:style>
    <style:style style:name="Tabela2.G" style:family="table-column">
      <style:table-column-properties style:column-width="2.429cm" style:rel-column-width="9365*"/>
    </style:style>
    <style:style style:name="Tabela2.A1" style:family="table-cell">
      <style:table-cell-properties fo:padding="0.097cm" fo:border-left="none" fo:border-right="none" fo:border-top="0.05pt solid #000000" fo:border-bottom="0.05pt double-thin #000000"/>
    </style:style>
    <style:style style:name="Tabela2.A2" style:family="table-cell">
      <style:table-cell-properties fo:padding="0.097cm" fo:border="none"/>
    </style:style>
    <style:style style:name="Tabela2.A4" style:family="table-cell">
      <style:table-cell-properties fo:padding="0.097cm" fo:border-left="none" fo:border-right="none" fo:border-top="none" fo:border-bottom="0.05pt solid #000000"/>
    </style:style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2.893cm"/>
    </style:style>
    <style:style style:name="Tabela1.B" style:family="table-column">
      <style:table-column-properties style:column-width="1.20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4.101cm" table:align="left"/>
    </style:style>
    <style:style style:name="Tabela3.A" style:family="table-column">
      <style:table-column-properties style:column-width="2.893cm"/>
    </style:style>
    <style:style style:name="Tabela3.B" style:family="table-column">
      <style:table-column-properties style:column-width="1.208cm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officeooo:paragraph-rsid="008e490a" style:text-blinking="false" style:font-size-asian="9pt" style:font-size-complex="9pt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2c02b" officeooo:paragraph-rsid="0092c02b" style:text-blinking="false" style:font-size-asian="9pt" style:font-size-complex="9pt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ff66d" officeooo:paragraph-rsid="008df0f0" style:text-blinking="false" style:font-size-asian="9pt" style:font-size-complex="9pt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ff66d" officeooo:paragraph-rsid="00943e8a" style:text-blinking="false" style:font-size-asian="9pt" style:font-size-complex="9pt"/>
    </style:style>
    <style:style style:name="P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9763" officeooo:paragraph-rsid="006ae419" style:text-blinking="false" style:font-size-asian="9pt" style:font-size-complex="9pt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3710" officeooo:paragraph-rsid="003055bb" style:text-blinking="false" style:font-size-asian="9pt" style:font-size-complex="9pt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c57f9" officeooo:paragraph-rsid="006b0846" style:text-blinking="false" style:font-size-asian="9pt" style:font-size-complex="9pt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8b7d62" officeooo:paragraph-rsid="008b7d62" style:text-blinking="false" style:font-size-asian="9pt" style:font-size-complex="9pt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c0413" officeooo:paragraph-rsid="006c0413" style:text-blinking="false" style:font-size-asian="9pt" style:font-size-complex="9pt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1ff66d" style:text-blinking="false" style:font-size-asian="9pt" style:font-size-complex="9pt"/>
    </style:style>
    <style:style style:name="P11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eee6b" officeooo:paragraph-rsid="0092c02b" style:text-blinking="false" style:font-size-asian="9pt" style:font-size-complex="9pt"/>
    </style:style>
    <style:style style:name="P12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eee6b" officeooo:paragraph-rsid="006eee6b" style:text-blinking="false" style:font-size-asian="9pt" style:font-size-complex="9pt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cd8a1" officeooo:paragraph-rsid="006cd8a1" style:text-blinking="false" style:font-size-asian="9pt" style:font-size-complex="9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officeooo:paragraph-rsid="00247607" style:text-blinking="false" style:font-size-asian="9pt" style:font-size-complex="9pt"/>
    </style:style>
    <style:style style:name="P1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79454" style:text-blinking="false" style:font-size-asian="9pt" style:font-size-complex="9pt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43e8a" officeooo:paragraph-rsid="00943e8a" style:text-blinking="false" style:font-size-asian="9pt" style:font-size-complex="9pt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a7c35" officeooo:paragraph-rsid="002a7c35" style:text-blinking="false" style:font-size-asian="9pt" style:font-size-complex="9pt"/>
    </style:style>
    <style:style style:name="P18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officeooo:paragraph-rsid="002bf765" style:text-blinking="false" style:font-size-asian="9pt" style:font-size-complex="9pt"/>
    </style:style>
    <style:style style:name="P19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officeooo:paragraph-rsid="0036c069" style:text-blinking="false" style:font-size-asian="9pt" style:font-size-complex="9pt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cf662" officeooo:paragraph-rsid="0082b883" style:text-blinking="false" style:font-size-asian="9pt" style:font-size-complex="9pt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2e747d" style:text-blinking="false" style:font-size-asian="9pt" style:font-size-complex="9pt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38b5e2" style:text-blinking="false" style:font-size-asian="9pt" style:font-size-complex="9pt"/>
    </style:style>
    <style:style style:name="P2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f05f7" officeooo:paragraph-rsid="003055bb" style:text-blinking="false" style:font-size-asian="9pt" style:font-size-complex="9pt"/>
    </style:style>
    <style:style style:name="P2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bold" officeooo:rsid="003055bb" officeooo:paragraph-rsid="003055bb" style:text-blinking="false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officeooo:rsid="002e747d" officeooo:paragraph-rsid="00898797" style:text-blinking="false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0c70" officeooo:paragraph-rsid="00330c70" style:text-blinking="false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0c70" officeooo:paragraph-rsid="0036c069" style:text-blinking="false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6c069" officeooo:paragraph-rsid="0036c069" style:text-blinking="false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e747d" officeooo:paragraph-rsid="00898797" style:text-blinking="false" style:font-size-asian="12pt" style:font-size-complex="12pt"/>
    </style:style>
    <style:style style:name="P3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1e815d" officeooo:paragraph-rsid="001e815d" style:text-blinking="false" style:font-size-asian="14pt" style:font-size-complex="14pt"/>
    </style:style>
    <style:style style:name="P3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e815d" officeooo:paragraph-rsid="008df0f0" style:text-blinking="false" style:font-size-asian="9pt" style:font-size-complex="9pt"/>
    </style:style>
    <style:style style:name="P3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8e490a" style:text-blinking="false" style:font-size-asian="10pt" style:font-size-complex="10pt"/>
    </style:style>
    <style:style style:name="P3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9a71a" style:text-blinking="false" style:font-size-asian="10pt" style:font-size-complex="10pt"/>
    </style:style>
    <style:style style:name="P3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3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3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e747d" officeooo:paragraph-rsid="002e747d" style:text-blinking="false" style:font-size-asian="10pt" style:font-size-complex="10pt"/>
    </style:style>
    <style:style style:name="P3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P3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4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e747d" officeooo:paragraph-rsid="00847640" style:text-blinking="false" style:font-size-asian="10pt" style:font-size-complex="10pt"/>
    </style:style>
    <style:style style:name="P4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980d53" officeooo:paragraph-rsid="00980d53" style:text-blinking="false"/>
    </style:style>
    <style:style style:name="P4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4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4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6b0846"/>
    </style:style>
    <style:style style:name="P4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8e490a"/>
    </style:style>
    <style:style style:name="P4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1a0526"/>
    </style:style>
    <style:style style:name="P4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8b7d62"/>
    </style:style>
    <style:style style:name="P4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90d946"/>
    </style:style>
    <style:style style:name="P4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92c02b"/>
    </style:style>
    <style:style style:name="P5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6d5930"/>
    </style:style>
    <style:style style:name="P5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47607"/>
    </style:style>
    <style:style style:name="P5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a7c35"/>
    </style:style>
    <style:style style:name="P5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87abba"/>
    </style:style>
    <style:style style:name="P5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style:font-name="Liberation Serif" fo:font-size="12pt" fo:font-weight="bold" officeooo:rsid="006b0846" officeooo:paragraph-rsid="006b0846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style:font-name="Liberation Serif" fo:font-size="9pt" officeooo:rsid="00183710" officeooo:paragraph-rsid="0019d214" style:font-size-asian="9pt" style:font-size-complex="9pt"/>
    </style:style>
    <style:style style:name="P5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style:font-name="Liberation Serif" fo:font-size="9pt" officeooo:rsid="0019d214" officeooo:paragraph-rsid="006b0846" style:font-size-asian="9pt" style:font-size-complex="9pt"/>
    </style:style>
    <style:style style:name="P57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officeooo:paragraph-rsid="0092c02b"/>
    </style:style>
    <style:style style:name="P58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officeooo:paragraph-rsid="0070515e"/>
    </style:style>
    <style:style style:name="P59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officeooo:paragraph-rsid="0082b883"/>
    </style:style>
    <style:style style:name="P60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6eee6b"/>
    </style:style>
    <style:style style:name="P61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5014f0" officeooo:paragraph-rsid="008df0f0"/>
    </style:style>
    <style:style style:name="P62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70fb00" officeooo:paragraph-rsid="008df0f0"/>
    </style:style>
    <style:style style:name="P63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5014f0" officeooo:paragraph-rsid="005014f0" style:font-size-asian="10pt" style:font-size-complex="10pt"/>
    </style:style>
    <style:style style:name="P64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5014f0" officeooo:paragraph-rsid="00898797" style:font-size-asian="10pt" style:font-size-complex="10pt"/>
    </style:style>
    <style:style style:name="P65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847640" officeooo:paragraph-rsid="00847640" style:font-size-asian="10pt" style:font-size-complex="10pt"/>
    </style:style>
    <style:style style:name="P66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847640" officeooo:paragraph-rsid="00898797" style:font-size-asian="10pt" style:font-size-complex="10pt"/>
    </style:style>
    <style:style style:name="P67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6463bd" officeooo:paragraph-rsid="006463bd" style:font-size-asian="10pt" style:font-size-complex="10pt"/>
    </style:style>
    <style:style style:name="P68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8.25pt" officeooo:rsid="006463bd" officeooo:paragraph-rsid="00898797" style:font-size-asian="10pt" style:font-size-complex="10pt"/>
    </style:style>
    <style:style style:name="P69" style:family="paragraph" style:parent-style-name="Table_20_Contents">
      <style:paragraph-properties fo:line-height="150%" fo:text-align="justify" style:justify-single-word="false"/>
      <style:text-properties fo:color="#000000" style:font-name="Liberation Serif" fo:font-size="14pt" officeooo:rsid="0070fb00" officeooo:paragraph-rsid="008df0f0" style:font-size-asian="14pt" style:font-size-complex="14pt"/>
    </style:style>
    <style:style style:name="P7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bold" officeooo:rsid="0019d214" officeooo:paragraph-rsid="006b0846" style:text-blinking="false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98163"/>
    </style:style>
    <style:style style:name="P7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943e8a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3710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d016" style:text-blinking="false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526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ae419" style:text-blinking="fals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b0846" style:text-blinking="false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9b4884" style:text-blinking="fals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officeooo:rsid="00183710" style:text-blinking="false"/>
    </style:style>
    <style:style style:name="T11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12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a0526" style:text-blinking="false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898797" style:text-blinking="false" style:font-size-asian="9pt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ae419" style:text-blinking="false" style:font-size-asian="9pt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9763" style:text-blinking="false" style:font-size-asian="9pt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0d946" style:text-blinking="false" style:font-size-asian="9pt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9d214" style:text-blinking="false" style:font-size-asian="9pt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055bb" style:text-blinking="false" style:font-size-asian="9pt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8b7d62" style:text-blinking="false" style:font-size-asian="9pt" style:font-size-complex="9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d016" style:text-blinking="false" style:font-size-asian="9pt" style:font-size-complex="9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b0846" style:text-blinking="false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style:font-size-asian="9pt" style:font-size-complex="9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be1c0" style:text-blinking="false" style:font-size-asian="9pt" style:font-size-complex="9pt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c57f9" style:text-blinking="false" style:font-size-asian="9pt" style:font-size-complex="9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style:font-size-asian="9pt" style:font-size-complex="9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2c02b" style:text-blinking="false" style:font-size-asian="9pt" style:font-size-complex="9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c0413" style:text-blinking="false" style:font-size-asian="9pt" style:font-size-complex="9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cd8a1" style:text-blinking="false" style:font-size-asian="9pt" style:font-size-complex="9pt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d5930" style:text-blinking="false" style:font-size-asian="9pt" style:font-size-complex="9pt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eee6b" style:text-blinking="false" style:font-size-asian="9pt" style:font-size-complex="9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8df0f0" style:text-blinking="false" style:font-size-asian="9pt" style:font-size-complex="9pt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70515e" style:text-blinking="false" style:font-size-asian="9pt" style:font-size-complex="9pt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43e8a" style:text-blinking="false" style:font-size-asian="9pt" style:font-size-complex="9pt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70fb00" style:text-blinking="false" style:font-size-asian="9pt" style:font-size-complex="9pt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style:text-blinking="false" style:font-size-asian="9pt" style:font-size-complex="9pt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style:text-blinking="false" style:font-size-asian="9pt" style:font-size-complex="9pt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a7c35" style:text-blinking="false" style:font-size-asian="9pt" style:font-size-complex="9pt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style:text-blinking="false" style:font-size-asian="9pt" style:font-size-complex="9pt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82b883" style:text-blinking="false" style:font-size-asian="9pt" style:font-size-complex="9pt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style:text-blinking="false" style:font-size-asian="9pt" style:font-size-complex="9pt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b4884" style:text-blinking="false" style:font-size-asian="9pt" style:font-size-complex="9pt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e0e90" style:text-blinking="false" style:font-size-asian="9pt" style:font-size-complex="9pt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9f6eb6" style:text-blinking="false" style:font-size-asian="9pt" style:font-size-complex="9pt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a28222" style:text-blinking="false" style:font-size-asian="9pt" style:font-size-complex="9pt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a2ee6e" style:text-blinking="false" style:font-size-asian="9pt" style:font-size-complex="9pt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a4d3bc" style:text-blinking="false" style:font-size-asian="9pt" style:font-size-complex="9pt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72f2fa" style:text-blinking="false" style:font-size-asian="9pt" style:font-size-complex="9pt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ff66d" style:text-blinking="false" style:font-size-asian="9pt" style:font-size-complex="9pt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italic" style:text-underline-style="none" fo:font-weight="normal" officeooo:rsid="006b0846" style:text-blinking="false" style:font-size-asian="9pt" style:font-style-asian="italic" style:font-size-complex="9pt" style:font-style-complex="italic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italic" style:text-underline-style="none" fo:font-weight="normal" officeooo:rsid="006d5930" style:text-blinking="false" style:font-size-asian="9pt" style:font-style-asian="italic" style:font-size-complex="9pt" style:font-style-complex="italic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italic" style:text-underline-style="none" fo:font-weight="normal" officeooo:rsid="006cd8a1" style:text-blinking="false" style:font-size-asian="9pt" style:font-style-asian="italic" style:font-size-complex="9pt" style:font-style-complex="italic"/>
    </style:style>
    <style:style style:name="T5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italic" style:text-underline-style="none" fo:font-weight="normal" officeooo:rsid="006eee6b" style:text-blinking="false" style:font-size-asian="9pt" style:font-style-asian="italic" style:font-size-complex="9pt" style:font-style-complex="italic"/>
    </style:style>
    <style:style style:name="T5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italic" style:text-underline-style="none" fo:font-weight="normal" officeooo:rsid="008df0f0" style:text-blinking="false" style:font-size-asian="9pt" style:font-style-asian="italic" style:font-size-complex="9pt" style:font-style-complex="italic"/>
    </style:style>
    <style:style style:name="T54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70fb00" style:text-blinking="false" style:font-size-asian="9pt" style:font-size-complex="9pt"/>
    </style:style>
    <style:style style:name="T55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92c02b" style:text-blinking="false" style:font-size-asian="9pt" style:font-size-complex="9pt"/>
    </style:style>
    <style:style style:name="T56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87abba" style:text-blinking="false" style:font-size-asian="10pt" style:font-size-complex="10pt"/>
    </style:style>
    <style:style style:name="T57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8e61ec" style:text-blinking="false" style:font-size-asian="10pt" style:font-size-complex="10pt"/>
    </style:style>
    <style:style style:name="T58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898797" style:text-blinking="false" style:font-size-asian="10pt" style:font-size-complex="10pt"/>
    </style:style>
    <style:style style:name="T59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94cf55" style:text-blinking="false" style:font-size-asian="10pt" style:font-size-complex="10pt"/>
    </style:style>
    <style:style style:name="T60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9b4884" style:text-blinking="false" style:font-size-asian="10pt" style:font-size-complex="10pt"/>
    </style:style>
    <style:style style:name="T61" style:family="text">
      <style:text-properties fo:font-variant="normal" fo:text-transform="none" fo:color="#000000" style:text-line-through-style="none" style:text-line-through-type="none" style:text-position="sub 58%" style:font-name="Liberation Serif" fo:font-size="9pt" fo:letter-spacing="normal" fo:font-style="normal" style:text-underline-style="none" fo:font-weight="normal" officeooo:rsid="006eee6b" style:text-blinking="false" style:font-size-asian="9pt" style:font-size-complex="9pt"/>
    </style:style>
    <style:style style:name="T62" style:family="text">
      <style:text-properties officeooo:rsid="003055bb"/>
    </style:style>
    <style:style style:name="T63" style:family="text">
      <style:text-properties officeooo:rsid="00321734"/>
    </style:style>
    <style:style style:name="T64" style:family="text">
      <style:text-properties officeooo:rsid="00349cd3"/>
    </style:style>
    <style:style style:name="T65" style:family="text">
      <style:text-properties officeooo:rsid="0038b5e2"/>
    </style:style>
    <style:style style:name="T66" style:family="text">
      <style:text-properties officeooo:rsid="0036c069"/>
    </style:style>
    <style:style style:name="T67" style:family="text">
      <style:text-properties fo:font-size="8.25pt"/>
    </style:style>
    <style:style style:name="T68" style:family="text">
      <style:text-properties fo:font-size="8.25pt" officeooo:rsid="0038b5e2"/>
    </style:style>
    <style:style style:name="T69" style:family="text">
      <style:text-properties fo:font-size="8.25pt" officeooo:rsid="002e747d"/>
    </style:style>
    <style:style style:name="T70" style:family="text">
      <style:text-properties fo:font-size="8.25pt" officeooo:rsid="00847640"/>
    </style:style>
    <style:style style:name="T71" style:family="text">
      <style:text-properties fo:font-size="8.25pt" officeooo:rsid="009b4884"/>
    </style:style>
    <style:style style:name="T72" style:family="text">
      <style:text-properties style:text-position="sub 58%"/>
    </style:style>
    <style:style style:name="T73" style:family="text">
      <style:text-properties style:text-position="sub 58%" officeooo:rsid="00349cd3"/>
    </style:style>
    <style:style style:name="T74" style:family="text">
      <style:text-properties style:text-position="sub 58%" officeooo:rsid="00847640"/>
    </style:style>
    <style:style style:name="T75" style:family="text">
      <style:text-properties style:text-position="sub 58%" officeooo:rsid="009f6eb6"/>
    </style:style>
    <style:style style:name="T76" style:family="text">
      <style:text-properties style:text-position="0% 100%"/>
    </style:style>
    <style:style style:name="T77" style:family="text">
      <style:text-properties style:text-position="0% 100%" officeooo:rsid="0038b5e2"/>
    </style:style>
    <style:style style:name="T78" style:family="text">
      <style:text-properties style:text-position="0% 100%" officeooo:rsid="00847640"/>
    </style:style>
    <style:style style:name="T79" style:family="text">
      <style:text-properties style:text-position="0% 100%" officeooo:rsid="009f6eb6"/>
    </style:style>
    <style:style style:name="T80" style:family="text">
      <style:text-properties style:text-position="0% 100%" officeooo:rsid="00a01847"/>
    </style:style>
    <style:style style:name="T81" style:family="text">
      <style:text-properties officeooo:rsid="00298163"/>
    </style:style>
    <style:style style:name="T82" style:family="text">
      <style:text-properties officeooo:rsid="002cf662"/>
    </style:style>
    <style:style style:name="T83" style:family="text">
      <style:text-properties officeooo:rsid="002de357"/>
    </style:style>
    <style:style style:name="T84" style:family="text">
      <style:text-properties officeooo:rsid="002f05f7"/>
    </style:style>
    <style:style style:name="T85" style:family="text">
      <style:text-properties officeooo:rsid="00679763"/>
    </style:style>
    <style:style style:name="T86" style:family="text">
      <style:text-properties officeooo:rsid="006ae419"/>
    </style:style>
    <style:style style:name="T87" style:family="text">
      <style:text-properties style:font-weight-asian="bold" style:font-weight-complex="bold"/>
    </style:style>
    <style:style style:name="T88" style:family="text">
      <style:text-properties officeooo:rsid="00321734" style:font-weight-asian="bold" style:font-weight-complex="bold"/>
    </style:style>
    <style:style style:name="T89" style:family="text">
      <style:text-properties officeooo:rsid="006b0846" style:font-weight-asian="bold" style:font-weight-complex="bold"/>
    </style:style>
    <style:style style:name="T90" style:family="text">
      <style:text-properties officeooo:rsid="0070fb00"/>
    </style:style>
    <style:style style:name="T91" style:family="text">
      <style:text-properties officeooo:rsid="0072f2fa"/>
    </style:style>
    <style:style style:name="T92" style:family="text">
      <style:text-properties officeooo:rsid="0082b883"/>
    </style:style>
    <style:style style:name="T93" style:family="text">
      <style:text-properties officeooo:rsid="00847640"/>
    </style:style>
    <style:style style:name="T94" style:family="text">
      <style:text-properties officeooo:rsid="0085e59b"/>
    </style:style>
    <style:style style:name="T95" style:family="text">
      <style:text-properties officeooo:rsid="00898797"/>
    </style:style>
    <style:style style:name="T96" style:family="text">
      <style:text-properties officeooo:rsid="001ff66d"/>
    </style:style>
    <style:style style:name="T97" style:family="text">
      <style:text-properties officeooo:rsid="0092c02b"/>
    </style:style>
    <style:style style:name="T98" style:family="text">
      <style:text-properties officeooo:rsid="00943e8a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3055bb" style:font-style-asian="italic" style:font-style-complex="italic"/>
    </style:style>
    <style:style style:name="T101" style:family="text">
      <style:text-properties fo:font-style="italic" officeooo:rsid="0092c02b" style:font-style-asian="italic" style:font-style-complex="italic"/>
    </style:style>
    <style:style style:name="T102" style:family="text">
      <style:text-properties officeooo:rsid="009b4884"/>
    </style:style>
    <style:style style:name="T103" style:family="text">
      <style:text-properties officeooo:rsid="009e0e90"/>
    </style:style>
    <style:style style:name="T104" style:family="text">
      <style:text-properties officeooo:rsid="009f6eb6"/>
    </style:style>
    <style:style style:name="T105" style:family="text">
      <style:text-properties officeooo:rsid="00a2ee6e"/>
    </style:style>
    <style:style style:name="T106" style:family="text">
      <style:text-properties officeooo:rsid="00a4d3b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Wojciech Moszczyński</text:p>
      <text:p text:style-name="P25"><text:span text:style-name="T85">Optymalizacja poziomu zatrudnienia </text:span>metodą <text:span text:style-name="T99">Data</text:span> <text:span text:style-name="T99">Envelopment Analysis (DEA)</text:span></text:p>
      <text:p text:style-name="P5"><text:span text:style-name="T86"><text:tab/>P</text:span>unktem wyjścia do rewizji poziomu zatrudnienia w centrach HelpDesk <text:span text:style-name="T86">powinna być m. in. o</text:span>cena poziomu obciążenia pracą. Analiza obciążenia powinna opierać się na takich danych jak ilość zamkniętych <text:span text:style-name="T95">zleceń</text:span>, czas oczekiwania na <text:span text:style-name="T95">podjęcie</text:span> <text:span text:style-name="T95">zlecenia</text:span> lub czas realizacji zlecenia. </text:p>
      <text:p text:style-name="P44"><text:span text:style-name="T13">Aby coś ocenić, trzeba mieć punkt odniesienia,</text:span><text:span text:style-name="T14"> niezbędne jest porównanie. Najlepsza sytuacja jest wtedy, </text:span><text:span text:style-name="T15">gdy mamy okazję porównywać jednocześnie kilk</text:span><text:span text:style-name="T44">a</text:span><text:span text:style-name="T15"> centrów pomocy HelpDesk obsługujących tych samych klientów oraz pracujących według identycznych zasad pomiaru czasu pracy. Gdy </text:span><text:span text:style-name="T14">brakuje obiektów odniesienia i </text:span><text:span text:style-name="T15">musimy analizować </text:span><text:span text:style-name="T14">poziom </text:span><text:span text:style-name="T15">obciążeni</text:span><text:span text:style-name="T14">a</text:span><text:span text:style-name="T15"> tylko jednego HelpDesku, możemy przeprowadzić porównanie wyników pracy tego centrum w różnych okresach. W ten sposób możemy dowiedzieć się, czy </text:span><text:span text:style-name="T14">następują </text:span><text:span text:style-name="T15">istotnie </text:span><text:span text:style-name="T14">zmiany w</text:span><text:span text:style-name="T15"> poziom</text:span><text:span text:style-name="T44">ie</text:span><text:span text:style-name="T15"> pracochłonności serwisu. <text:s/></text:span></text:p>
      <text:p text:style-name="P54"><text:span text:style-name="T10">W</text:span><text:span text:style-name="T9">skaźniki pracochłonności oparte na średnich ważonych</text:span></text:p>
      <text:p text:style-name="P6">Wskaźnik<text:span text:style-name="T86">i</text:span> <text:span text:style-name="T86">pracochłonności</text:span> mo<text:span text:style-name="T86">gą</text:span> przybierać różne formy, najczęściej są to proste wskaźniki <text:span text:style-name="T86">takie jak np. średnia ilość zleceń na jednego <text:s/>pracownika</text:span>. </text:p>
      <text:p text:style-name="P55"><text:span text:style-name="T1">Powszechną praktyką jest łączenie wielu </text:span><text:span text:style-name="T6">średnich w jeden wskaźnik</text:span><text:span text:style-name="T3">. </text:span><text:span text:style-name="T4">D</text:span><text:span text:style-name="T3">o wartości cząstkowy</text:span><text:span text:style-name="T4">ch</text:span><text:span text:style-name="T3"> takiego </text:span><text:span text:style-name="T4">połączonego </text:span><text:span text:style-name="T3">wskaźnika dodaje się wagi, które podnoszą lub obniżają znaczenie poszczególnych kategorii </text:span><text:span text:style-name="T6">cząstkowych</text:span><text:span text:style-name="T3">. </text:span></text:p>
      <text:p text:style-name="P45"><text:span text:style-name="T17">Jest to bardzo prost</text:span><text:span text:style-name="T18">a</text:span><text:span text:style-name="T17"> i </text:span><text:span text:style-name="T14">względnie </text:span><text:span text:style-name="T17">czyteln</text:span><text:span text:style-name="T18">a</text:span><text:span text:style-name="T17"> </text:span><text:span text:style-name="T18">metoda</text:span><text:span text:style-name="T17">, zrozumiał</text:span><text:span text:style-name="T14">a</text:span><text:span text:style-name="T17"> zarówno dla kadry kierowniczej jak i dla pracowników. Niestety podejście to obarczone jest licznymi wadami, </text:span><text:span text:style-name="T14">na </text:span><text:span text:style-name="T17">których omówienie </text:span><text:span text:style-name="T14">nie ma miejsca w</text:span><text:span text:style-name="T17"> tej publikacji. </text:span><text:span text:style-name="T14">Sam pomysł budowania <text:s/>średnie</text:span><text:span text:style-name="T19">go </text:span><text:span text:style-name="T14">wskaźnika </text:span><text:span text:style-name="T19">obciążenia</text:span><text:span text:style-name="T14"> jako sumy innych średnich korygowanych wagami może budzić niepokój co do poprawności <text:s/>metodycznej oraz obiektyw</text:span><text:span text:style-name="T16">izmu przypisanych wag</text:span><text:span text:style-name="T14">. </text:span><text:span text:style-name="T17">P</text:span><text:span text:style-name="T20">owstało wiele prac teoretycznych krytykujących metody </text:span><text:span text:style-name="T17">porówna</text:span><text:span text:style-name="T18">wcze </text:span><text:span text:style-name="T14">bazujące na </text:span><text:span text:style-name="T16">prostych wskaźnikach opartych na </text:span><text:span text:style-name="T14">średnich </text:span><text:span text:style-name="T16">ważonych</text:span><text:span text:style-name="T17">.</text:span></text:p>
      <text:p text:style-name="P70">Data envelopment analysis (DEA)</text:p>
      <text:p text:style-name="P46"><text:span text:style-name="T17">Problem wadliwości </text:span><text:span text:style-name="T21">analiz </text:span><text:span text:style-name="T16">porównawczych</text:span><text:span text:style-name="T21"> opartych </text:span><text:span text:style-name="T17">na </text:span><text:span text:style-name="T18">średnich ważonych</text:span><text:span text:style-name="T17"> </text:span><text:span text:style-name="T18">był</text:span><text:span text:style-name="T17"> </text:span><text:span text:style-name="T19">kiedyś </text:span><text:span text:style-name="T18">przeszkodą w</text:span><text:span text:style-name="T17"> rozw</text:span><text:span text:style-name="T21">o</text:span><text:span text:style-name="T17">j</text:span><text:span text:style-name="T18">u</text:span><text:span text:style-name="T17"> optymalizacji zarządzania. Brakowało narzędzia, które w sposób obiektywny i bezstronny wyznaczał</text:span><text:span text:style-name="T22">o</text:span><text:span text:style-name="T17">by </text:span><text:span text:style-name="T43">poziomy</text:span><text:span text:style-name="T17"> wydajności </text:span><text:span text:style-name="T22">badanych jednostek.</text:span></text:p>
      <text:p text:style-name="P47"><text:span text:style-name="T21">Metoda DEA została zaprezentowana w </text:span><text:span text:style-name="T22">roku 1978 </text:span><text:span text:style-name="T22"><text:note text:id="ftn1" text:note-class="footnote"><text:note-citation>1</text:note-citation><text:note-body><text:p text:style-name="Footnote">C<text:span text:style-name="T63">harnes</text:span> A., C<text:span text:style-name="T63">ooper</text:span> W.W., R<text:span text:style-name="T63">hodes</text:span> E., „Measuring the efficiency of decision making units”, European</text:p><text:p text:style-name="Footnote">Journal of Operational Research, 1978</text:p></text:note-body></text:note></text:span><text:span text:style-name="T22"><text:s/>. </text:span><text:span text:style-name="T21">J</text:span><text:span text:style-name="T23">est </text:span><text:span text:style-name="T22">metodą, </text:span><text:span text:style-name="T24">która doskonale sprawdza się w badaniu efektywności obiektów </text:span><text:span text:style-name="T19">o</text:span><text:span text:style-name="T24"> złożon</text:span><text:span text:style-name="T19">ej,</text:span><text:span text:style-name="T24"> wielowymiarow</text:span><text:span text:style-name="T21">e</text:span><text:span text:style-name="T19">j</text:span><text:span text:style-name="T24"> i wielostopniow</text:span><text:span text:style-name="T21">e</text:span><text:span text:style-name="T44">j</text:span><text:span text:style-name="T24"> </text:span><text:span text:style-name="T19">strukturze</text:span><text:span text:style-name="T24">. </text:span><text:span text:style-name="T21">Proste wskaźniki oparte na średnich nie są w stanie w obiektywny sposób ocenić pracochłonności lub wydajności takich obiektów. Również nowoczesne techniki </text:span><text:span text:style-name="T49">machine learning</text:span><text:span text:style-name="T21"> i </text:span><text:span text:style-name="T49">deep learning </text:span><text:span text:style-name="T21">w tym środowisku są mało skuteczne.</text:span><text:span text:style-name="T24"> Wszystko dlatego, że w metodach wskaźnikowych oraz metodach ekonometrycznych zakłada się, że potrafimy ustalić, jak</text:span><text:span text:style-name="T16">a</text:span><text:span text:style-name="T24"> </text:span><text:span text:style-name="T16">skala</text:span><text:span text:style-name="T24"> nakład</text:span><text:span text:style-name="T16">u</text:span><text:span text:style-name="T24"> danego rodzaju został</text:span><text:span text:style-name="T16">a</text:span><text:span text:style-name="T24"> bezpośrednio wydatkowan</text:span><text:span text:style-name="T16">a</text:span><text:span text:style-name="T24"> na uzyskanie poszczególnych rezultatów (np. ile jednostek majątku trwałego było potrzebnych do wytworzenia poszczególnych rodzajów usług). W praktyce, bez </text:span><text:span text:style-name="T16">zastosowania </text:span><text:span text:style-name="T24">bardzo szczegółowej rachunkowości, nie jest to możliwe</text:span><text:span text:style-name="T24"><text:note text:id="ftn2" text:note-class="footnote"><text:note-citation>2</text:note-citation><text:note-body><text:p text:style-name="Footnote"><text:span text:style-name="T63">Guzik </text:span><text:span text:style-name="T105">B.</text:span><text:span text:style-name="T63">, „Podstawowe możliwości analityczne modelu CCR-DEA”, Badania Operacyjne i Decyzje 1/2009</text:span></text:p></text:note-body></text:note></text:span><text:span text:style-name="T24">. </text:span><text:span text:style-name="T16">Utrzymywanie szczegółowej rachunkowości zarządczej jest kosztowne </text:span><text:span text:style-name="T43">i nie każdy może sobie na nią pozwolić</text:span><text:span text:style-name="T16">. </text:span></text:p>
      <text:p text:style-name="P56"><text:span text:style-name="T11">Data envelopment analysis (DEA</text:span><text:span text:style-name="T1">) </text:span><text:span text:style-name="T2">jest metodą nieparametryczną służącą głównie do szacowania granic wydajności procesów. </text:span><text:span text:style-name="T7">Przedmiotem analiz DEA są złożone jednostki organizacyjne </text:span><text:span text:style-name="T5">posiadające własną ograniczoną niezależność,</text:span><text:span text:style-name="T7"> </text:span><text:span text:style-name="T8">nazywane</text:span><text:span text:style-name="T7"> DMU <text:s/></text:span><text:span text:style-name="T8">(</text:span><text:span text:style-name="T5">od <text:s/>słów </text:span><text:span text:style-name="T12">decision-making units</text:span><text:span text:style-name="T8">).</text:span></text:p>
      <text:p text:style-name="P48"><text:soft-page-break/><text:span text:style-name="T22">Przykładami </text:span><text:span text:style-name="T21">DMU </text:span><text:span text:style-name="T22">są fabryki, szpitale, </text:span><text:span text:style-name="T21">oddziały banków, </text:span><text:span text:style-name="T22">szkoły, bazy wojskowe lub właśnie centra </text:span><text:span text:style-name="T21">pomocy zdalnej Hel</text:span><text:span text:style-name="T41">p</text:span><text:span text:style-name="T21">Desk</text:span><text:span text:style-name="T22">. <text:s/>DMU </text:span><text:span text:style-name="T25">są</text:span><text:span text:style-name="T22"> odrębn</text:span><text:span text:style-name="T25">ymi</text:span><text:span text:style-name="T22"> jednostk</text:span><text:span text:style-name="T25">ami</text:span><text:span text:style-name="T22"> organizac</text:span><text:span text:style-name="T19">yjnymi</text:span><text:span text:style-name="T22">, któr</text:span><text:span text:style-name="T25">e</text:span><text:span text:style-name="T22"> ma</text:span><text:span text:style-name="T25">ją</text:span><text:span text:style-name="T22"> </text:span><text:span text:style-name="T19">swobodę </text:span><text:span text:style-name="T22">w </text:span><text:span text:style-name="T19">podejmowaniu</text:span><text:span text:style-name="T22"> decyzji, </text:span><text:span text:style-name="T26">decyzje te jednak nie mogą przekraczać określonego z góry zakresu</text:span><text:span text:style-name="T22">.</text:span></text:p>
      <text:p text:style-name="P7"/>
      <text:p text:style-name="P31"><text:span text:style-name="T88">Z</text:span><text:span text:style-name="T87">astosowania DEA </text:span><text:span text:style-name="T88">w </text:span><text:span text:style-name="T89">ocenie pracochłonności jednostek HelpDesk</text:span></text:p>
      <text:p text:style-name="P49"><text:span text:style-name="T27">Firma </text:span><text:span text:style-name="T26">informatyczna</text:span><text:span text:style-name="T27"> świadczy usługi HelpDesk dla kl</text:span><text:span text:style-name="T41">i</text:span><text:span text:style-name="T27">entów z pięciu </text:span><text:span text:style-name="T28">dużych firm: </text:span><text:span text:style-name="T54">Vigot, BioBat, Synergia, Kurpas, Felicj</text:span><text:span text:style-name="T55">a</text:span><text:span text:style-name="T27">. Klienci </text:span><text:span text:style-name="T28">z tych firm</text:span><text:span text:style-name="T27"> mogą być obsłużeni przez jeden z trzech oddziałów HelpDesk. </text:span><text:span text:style-name="T26">Klienci wysyłają zlecenie do firmy HelpDesk za pomocą poczty e-mail. </text:span><text:span text:style-name="T27">Zlecenia są przekazywane do realizacji automatyczn</text:span><text:span text:style-name="T26">i</text:span><text:span text:style-name="T27">e, wysyłane są </text:span><text:span text:style-name="T26">do tego oddziału HelpDesk,</text:span><text:span text:style-name="T27"> gdzie jest wolny konsultant. W celu porównania efektywności pracy oddziałów zebrano informacj</text:span><text:span text:style-name="T45">e</text:span><text:span text:style-name="T27"> o zrealizowanych zleceniach z ostatniego miesiąca.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A"/>
        <table:table-column table:style-name="Tabela2.F"/>
        <table:table-column table:style-name="Tabela2.G"/>
        <table:table-row table:style-name="TableLine94168475404448">
          <table:table-cell table:style-name="Tabela2.A1" office:value-type="string">
            <text:p text:style-name="P61"/>
            <text:p text:style-name="P62">Oddziały</text:p>
          </table:table-cell>
          <table:table-cell table:style-name="Tabela2.A1" office:value-type="string">
            <text:p text:style-name="P69">Vigot</text:p>
          </table:table-cell>
          <table:table-cell table:style-name="Tabela2.A1" office:value-type="string">
            <text:p text:style-name="P69">BioBat</text:p>
          </table:table-cell>
          <table:table-cell table:style-name="Tabela2.A1" office:value-type="string">
            <text:p text:style-name="P69">Synergia</text:p>
          </table:table-cell>
          <table:table-cell table:style-name="Tabela2.A1" office:value-type="string">
            <text:p text:style-name="P69">Kurpas</text:p>
          </table:table-cell>
          <table:table-cell table:style-name="Tabela2.A1" office:value-type="string">
            <text:p text:style-name="P69">Felicja</text:p>
          </table:table-cell>
          <table:table-cell table:style-name="Tabela2.A1" office:value-type="string">
            <text:p text:style-name="P61">Liczba <text:span text:style-name="T90">konsultantów</text:span></text:p>
          </table:table-cell>
        </table:table-row>
        <table:table-row table:style-name="TableLine94168484126160">
          <table:table-cell table:style-name="Tabela2.A2" office:value-type="string">
            <text:p text:style-name="P62">HelpDesk A</text:p>
          </table:table-cell>
          <table:table-cell table:style-name="Tabela2.A2" office:value-type="string">
            <text:p text:style-name="P3">1285</text:p>
          </table:table-cell>
          <table:table-cell table:style-name="Tabela2.A2" office:value-type="string">
            <text:p text:style-name="P3">1053</text:p>
          </table:table-cell>
          <table:table-cell table:style-name="Tabela2.A2" office:value-type="string">
            <text:p text:style-name="P3">1380</text:p>
          </table:table-cell>
          <table:table-cell table:style-name="Tabela2.A2" office:value-type="string">
            <text:p text:style-name="P3">1560</text:p>
          </table:table-cell>
          <table:table-cell table:style-name="Tabela2.A2" office:value-type="string">
            <text:p text:style-name="P3">219</text:p>
          </table:table-cell>
          <table:table-cell table:style-name="Tabela2.A2" office:value-type="string">
            <text:p text:style-name="P62">12</text:p>
          </table:table-cell>
        </table:table-row>
        <table:table-row table:style-name="TableLine94168405453072">
          <table:table-cell table:style-name="Tabela2.A2" office:value-type="string">
            <text:p text:style-name="P62">HelpDesk B</text:p>
          </table:table-cell>
          <table:table-cell table:style-name="Tabela2.A2" office:value-type="string">
            <text:p text:style-name="P3">985</text:p>
          </table:table-cell>
          <table:table-cell table:style-name="Tabela2.A2" office:value-type="string">
            <text:p text:style-name="P3">681</text:p>
          </table:table-cell>
          <table:table-cell table:style-name="Tabela2.A2" office:value-type="string">
            <text:p text:style-name="P3">1028</text:p>
          </table:table-cell>
          <table:table-cell table:style-name="Tabela2.A2" office:value-type="string">
            <text:p text:style-name="P3">796</text:p>
          </table:table-cell>
          <table:table-cell table:style-name="Tabela2.A2" office:value-type="string">
            <text:p text:style-name="P3">320</text:p>
          </table:table-cell>
          <table:table-cell table:style-name="Tabela2.A2" office:value-type="string">
            <text:p text:style-name="P62">8</text:p>
          </table:table-cell>
        </table:table-row>
        <table:table-row table:style-name="TableLine94168419811456">
          <table:table-cell table:style-name="Tabela2.A4" office:value-type="string">
            <text:p text:style-name="P62">HelpDesk C</text:p>
          </table:table-cell>
          <table:table-cell table:style-name="Tabela2.A4" office:value-type="string">
            <text:p text:style-name="P3">838</text:p>
          </table:table-cell>
          <table:table-cell table:style-name="Tabela2.A4" office:value-type="string">
            <text:p text:style-name="P3">755</text:p>
          </table:table-cell>
          <table:table-cell table:style-name="Tabela2.A2" office:value-type="string">
            <text:p text:style-name="P3">1100</text:p>
          </table:table-cell>
          <table:table-cell table:style-name="Tabela2.A2" office:value-type="string">
            <text:p text:style-name="P3">125</text:p>
          </table:table-cell>
          <table:table-cell table:style-name="Tabela2.A2" office:value-type="string">
            <text:p text:style-name="P3">261</text:p>
          </table:table-cell>
          <table:table-cell table:style-name="Tabela2.A2" office:value-type="string">
            <text:p text:style-name="P62">10</text:p>
          </table:table-cell>
        </table:table-row>
      </table:table>
      <text:p text:style-name="P32"/>
      <text:p text:style-name="P8">Sformułowano następujące wskaźniki w celu zbadania poziomu obciążenia pracą <text:span text:style-name="T103">pojedynczego pracownika </text:span>każdego oddziału <text:span text:style-name="T102">H</text:span>elpDesk. </text:p>
      <text:p text:style-name="P9"><draw:frame draw:style-name="fr1" draw:name="Obiekt18" text:anchor-type="as-char" svg:y="-0.619cm" svg:width="8.758cm" svg:height="0.998cm" draw:z-index="5"><draw:object xlink:href="./Object 18" xlink:type="simple" xlink:show="embed" xlink:actuate="onLoad"/><draw:image xlink:href="./ObjectReplacements/Object 18" xlink:type="simple" xlink:show="embed" xlink:actuate="onLoad"/></draw:frame><text:s text:c="4"/></text:p>
      <text:p text:style-name="P10"><draw:frame draw:style-name="fr1" draw:name="Obiekt19" text:anchor-type="as-char" svg:y="-0.619cm" svg:width="8.112cm" svg:height="0.998cm" draw:z-index="6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P10"><draw:frame draw:style-name="fr1" draw:name="Obiekt20" text:anchor-type="as-char" svg:y="-0.619cm" svg:width="8.086cm" svg:height="0.998cm" draw:z-index="7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2">Wskaźniki pokazały, że w <text:span text:style-name="T102">H</text:span>elpDesk_A jeden konsultant realizuje 458 zleceń, w <text:span text:style-name="T102">H</text:span>elpDesk_B na jednego konsultanta przypada 476 zleceń, zaś na konsultanta w oddziale <text:s/><text:span text:style-name="T102">H</text:span>elpDesk_C niespełna 308 zleceń.</text:p>
      <text:p text:style-name="P50"><text:span text:style-name="T29">Zarząd firmy odniósł się z dystansem do przedstawionych wyników. Obsługiwane firmy należą do różnych branż, <text:s/>dużo łatwiej było realizować zlecenia wydawnictwa </text:span><text:span text:style-name="T50">Felicja</text:span><text:span text:style-name="T29"> niż firm farmaceutycznych </text:span><text:span text:style-name="T50">BioBa</text:span><text:span text:style-name="T29">t i </text:span><text:span text:style-name="T50">Vigot</text:span><text:span text:style-name="T29">. </text:span><text:span text:style-name="T28">Dokonano pomiaru czasu realizacji zleceń. Zauważono, że zlecenia </text:span><text:span text:style-name="T51">Synergii </text:span><text:span text:style-name="T28">są realizowane średnio osiem razy dłużej niż zlecenia</text:span><text:span text:style-name="T51"> Felicji</text:span><text:span text:style-name="T28">. Czas w pomiarze pracochłonności nie jest najważniejszy, ponieważ pracochłonne zlecenia mogą być również realizowane szybko, ale z dużo większym wysiłkiem </text:span><text:span text:style-name="T26">lub stresem, </text:span><text:span text:style-name="T28">przez co konsultant będzie musiał </text:span><text:span text:style-name="T26">dłużej</text:span><text:span text:style-name="T28"> odpocząć między zleceniami. Reasumując; zdecydowano się na rozróżnienie zleceń pochodzących od różnych klientów.</text:span></text:p>
      <text:p text:style-name="P57"><text:span text:style-name="T30">Zlecenia </text:span><text:span text:style-name="T52">Synerg</text:span><text:span text:style-name="T30">ii są </text:span><text:span text:style-name="T31">osiem</text:span><text:span text:style-name="T30"> razy bardziej pracochłonne niż zlecenia</text:span><text:span text:style-name="T52"> Felicji</text:span><text:span text:style-name="T30">, dwa razy </text:span><text:span text:style-name="T33">więcej</text:span><text:span text:style-name="T26"> </text:span><text:span text:style-name="T30">pracochłonne niż zlecenia firm </text:span><text:span text:style-name="T53">Vigot</text:span><text:span text:style-name="T31"> i </text:span><text:span text:style-name="T53">BioBat</text:span><text:span text:style-name="T31"> </text:span><text:span text:style-name="T30">oraz </text:span><text:span text:style-name="T31">cztery razy </text:span><text:span text:style-name="T33">bardziej</text:span><text:span text:style-name="T31"> pracochłonne niż zlecenia </text:span><text:span text:style-name="T52">Kurpa</text:span><text:span text:style-name="T30">s. <text:s/></text:span></text:p>
      <text:p text:style-name="P57"><text:span text:style-name="T30">Przyjmijmy </text:span><text:span text:style-name="T43">następujące</text:span><text:span text:style-name="T30"> oznaczenie </text:span><text:span text:style-name="T26">liczby </text:span><text:span text:style-name="T30">zleceń:</text:span></text:p>
      <text:p text:style-name="P60"><text:span text:style-name="T30">x</text:span><text:span text:style-name="T61">1</text:span><text:span text:style-name="T30"> - <text:s/></text:span><text:span text:style-name="T26">ilość </text:span><text:span text:style-name="T30">zlece</text:span><text:span text:style-name="T26">ń</text:span><text:span text:style-name="T30"> </text:span><text:span text:style-name="T52">Vigot,</text:span></text:p>
      <text:p text:style-name="P11">x<text:span text:style-name="T72">2</text:span> – <text:span text:style-name="T97">ilość </text:span>zlece<text:span text:style-name="T97">ń</text:span> <text:span text:style-name="T99">BioBa</text:span>t,</text:p>
      <text:p text:style-name="P11">x<text:span text:style-name="T72">3</text:span> – <text:span text:style-name="T97">ilość </text:span>zlece<text:span text:style-name="T97">ń</text:span><text:span text:style-name="T99"> Synergi</text:span>a,</text:p>
      <text:p text:style-name="P11">x<text:span text:style-name="T72">4</text:span> – <text:span text:style-name="T97">ilość </text:span>zlece<text:span text:style-name="T97">ń</text:span> <text:span text:style-name="T99">Kurpa</text:span>s,</text:p>
      <text:p text:style-name="P11"><text:soft-page-break/>x<text:span text:style-name="T72">5</text:span> – <text:span text:style-name="T97">ilość </text:span>zlece<text:span text:style-name="T97">ń</text:span> <text:span text:style-name="T99">Felicj</text:span><text:span text:style-name="T101">i</text:span>.</text:p>
      <text:p text:style-name="P58"><text:span text:style-name="T26">Dysproporcje w pracochłonności zleceń</text:span><text:span text:style-name="T32"> można opisać następującymi wyrażeniami:</text:span></text:p>
      <text:p text:style-name="P12"><draw:frame draw:style-name="fr1" draw:name="Obiekt21" text:anchor-type="as-char" svg:y="-1.247cm" svg:width="3.755cm" svg:height="2.404cm" draw:z-index="8"><draw:object xlink:href="./Object 21" xlink:type="simple" xlink:show="embed" xlink:actuate="onLoad"/><draw:image xlink:href="./ObjectReplacements/Object 21" xlink:type="simple" xlink:show="embed" xlink:actuate="onLoad"/><svg:desc>formuła</svg:desc></draw:frame></text:p>
      <text:p text:style-name="P13"/>
      <text:p text:style-name="P27">1.1 Opisanie sytuacji za pomocą wyrażeń matematycznych</text:p>
      <text:p text:style-name="P14">Pierwszym krokiem w analizie DEA jest opisanie <text:span text:style-name="T90">zadania</text:span> w postaci równań i nierówności matematycznych. Analiza DEA bazuje na metodzie programowania liniowego. Nie należy obawiać się tej metody, ponieważ do sformułowani<text:span text:style-name="T102">a</text:span> <text:span text:style-name="T90">takich</text:span> równań matematycznych wystarczy <text:span text:style-name="T90">podstawowa znajomość </text:span>matematyki.</text:p>
      <text:p text:style-name="P51"><text:span text:style-name="T33">P</text:span><text:span text:style-name="T34">racochłonność oblicza</text:span><text:span text:style-name="T33">ć można</text:span><text:span text:style-name="T34"> jako ilość zrealizowanych zleceń </text:span><text:span text:style-name="T42">w przeliczeniu </text:span><text:span text:style-name="T34">na serwisanta</text:span><text:span text:style-name="T35">. </text:span><text:span text:style-name="T34">Można to wyrazić wzorami:</text:span></text:p>
      <text:p text:style-name="P1"/>
      <text:p text:style-name="P33"><draw:frame draw:style-name="fr1" draw:name="Obiekt5" text:anchor-type="as-char" svg:y="-0.796cm" svg:width="11.813cm" svg:height="1.311cm" draw:z-index="9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33"><draw:frame draw:style-name="fr1" draw:name="Obiekt22" text:anchor-type="as-char" svg:y="-0.796cm" svg:width="11.799cm" svg:height="1.311cm" draw:z-index="10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33"><draw:frame draw:style-name="fr1" draw:name="Obiekt1" text:anchor-type="as-char" svg:y="-0.796cm" svg:width="11.792cm" svg:height="1.311cm" draw:z-index="11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15">Powyższy zestaw równań wydaje się być bardzo skomplikowany, jest <text:span text:style-name="T64">on </text:span>jednak prostym odwzorowaniem wskaźnika ilości <text:span text:style-name="T91">zrealizowanych zleceń</text:span> na jednego <text:span text:style-name="T91">serwisanta</text:span>. <text:span text:style-name="T104">Zmienna x</text:span><text:span text:style-name="T75">6 </text:span><text:span text:style-name="T79">jest zmienną </text:span><text:span text:style-name="T80">przy </text:span><text:span text:style-name="T79">liczb</text:span><text:span text:style-name="T80">ie</text:span><text:span text:style-name="T79"> konsultantów.</text:span><text:span text:style-name="T104"> </text:span>Liczby znajdujące się we wzorach <text:span text:style-name="T81">są odzwierciedleniem liczb znajdujących się w tabeli. Wartości wynikowe y</text:span><text:span text:style-name="T73">n</text:span><text:span text:style-name="T81"> opisują poziomy wydajności poszczególnych HelpDesków. </text:span></text:p>
      <text:p text:style-name="P16">Dodatkowa niewiadoma X<text:span text:style-name="T72">6 </text:span><text:span text:style-name="T76">jest parametrem określającym optymalna liczbę konsultantów w każdym z oddziałów.</text:span></text:p>
      <text:p text:style-name="P71"><text:span text:style-name="T46">Powyższy </text:span><text:span text:style-name="T36">zestaw równań </text:span><text:span text:style-name="T46">(1-3) </text:span><text:span text:style-name="T36">nie może być zastosowan</text:span><text:span text:style-name="T41">y</text:span><text:span text:style-name="T36"> w metodzie programowania liniowego. Ponadto zestaw ten reprezentuje de facto tradycyjn</text:span><text:span text:style-name="T40">e</text:span><text:span text:style-name="T36"> podejście do oceny </text:span><text:span text:style-name="T47">pracochłonności</text:span><text:span text:style-name="T36"> </text:span><text:span text:style-name="T40">oparte</text:span><text:span text:style-name="T42">j</text:span><text:span text:style-name="T40"> na średnich</text:span><text:span text:style-name="T36">. </text:span></text:p>
      <text:p text:style-name="P28">1.<text:span text:style-name="T66">2</text:span> <text:span text:style-name="T66">Przekształcenie równań do postaci nierówności programowania liniowego</text:span></text:p>
      <text:p text:style-name="P52"><text:span text:style-name="T36">Aby </text:span><text:span text:style-name="T33">utworzyć model </text:span><text:span text:style-name="T36">DEA, </text:span><text:span text:style-name="T37">należy przekształcić równania 1-3 do postaci programowania liniowego.</text:span></text:p>
      <text:p text:style-name="P34"><draw:frame draw:style-name="fr1" draw:name="Obiekt6" text:anchor-type="as-char" svg:y="-0.386cm" svg:width="11.518cm" svg:height="0.542cm" draw:z-index="0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34"><draw:frame draw:style-name="fr1" draw:name="Obiekt7" text:anchor-type="as-char" svg:y="-0.386cm" svg:width="11.515cm" svg:height="0.542cm" draw:z-index="1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34"><draw:frame draw:style-name="fr1" draw:name="Obiekt8" text:anchor-type="as-char" svg:y="-0.386cm" svg:width="11.492cm" svg:height="0.542cm" draw:z-index="13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7">Należy również zadeklarować warunki znakowe:</text:p>
      <text:p text:style-name="P38"><text:soft-page-break/><draw:frame draw:style-name="fr1" draw:name="Obiekt11" text:anchor-type="as-char" svg:y="-1.886cm" svg:width="3.203cm" svg:height="3.679cm" draw:z-index="1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72"><text:span text:style-name="T37">Na końcu spróbujemy zapisać dodatkowe kryteria oceny, jakie zostały sformułowane przez zarząd firmy.</text:span><text:span text:style-name="T48"> </text:span><text:span text:style-name="T33">Chodzi o różnicę w poziomach </text:span><text:span text:style-name="T46">pracochłonności zleceń pomiędzy różnymi klientami HelpDesk</text:span><text:span text:style-name="T33">. </text:span></text:p>
      <text:p text:style-name="P4">Warunki te możemy łatwo zapisać jako:</text:p>
      <text:p text:style-name="P35"><draw:frame draw:style-name="fr1" draw:name="Obiekt9" text:anchor-type="as-char" svg:y="-1.268cm" svg:width="4.519cm" svg:height="2.448cm" draw:z-index="14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8"><text:span text:style-name="T92">Podstawowym elementem</text:span> algorytmu programowania liniowego jest sformułowanie funkcji celu.</text:p>
      <text:p text:style-name="P59"><text:span text:style-name="T38">Celem </text:span><text:span text:style-name="T33">zbudowanego przez nas modelu</text:span><text:span text:style-name="T39"> DEA</text:span><text:span text:style-name="T38"> jest maksymalizacja. </text:span><text:span text:style-name="T39">C</text:span><text:span text:style-name="T38">hodzi </text:span><text:span text:style-name="T40">o</text:span><text:span text:style-name="T38"> określenie krańcow</text:span><text:span text:style-name="T39">ej</text:span><text:span text:style-name="T38"> </text:span><text:span text:style-name="T39">pracochłonności serwisantów</text:span><text:span text:style-name="T38"> </text:span><text:span text:style-name="T40">wybranego oddziału </text:span><text:span text:style-name="T41">H</text:span><text:span text:style-name="T40">elpDesk </text:span><text:span text:style-name="T38">w porównaniu do efektywności </text:span><text:span text:style-name="T40">krańcowej najlepszego </text:span><text:span text:style-name="T38">oddziałów. Dla </text:span><text:span text:style-name="T39">trzech</text:span><text:span text:style-name="T38"> oddziałów firmy należy rozwiązać </text:span><text:span text:style-name="T39">trzy</text:span><text:span text:style-name="T38"> oddzieln</text:span><text:span text:style-name="T39">e</text:span><text:span text:style-name="T38"> algorytm</text:span><text:span text:style-name="T39">y</text:span><text:span text:style-name="T38"> programowania liniowego.</text:span></text:p>
      <text:p text:style-name="P29">1.3 Formułowanie funkcji celu</text:p>
      <text:p text:style-name="P19">Funkcja celu stanowi cel, według którego optymalizowane jest całe <text:span text:style-name="T65">zadanie. </text:span><text:s/></text:p>
      <text:p text:style-name="P18">Funkcją celu dla <text:span text:style-name="T102">H</text:span><text:span text:style-name="T92">elpDesk_A</text:span> będzie sformułowanie <text:span text:style-name="T82">jako:</text:span></text:p>
      <text:p text:style-name="P35"><draw:frame draw:style-name="fr1" draw:name="Obiekt13" text:anchor-type="as-char" svg:y="-0.653cm" svg:width="10.613cm" svg:height="1.215cm" draw:z-index="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20"><text:span text:style-name="T65">Aby a</text:span>lgorytm programowania liniowego dla oddziału <text:span text:style-name="T92">A</text:span> <text:span text:style-name="T65">był kompletny,</text:span> należy zestawić wszystkie wzory od <text:span text:style-name="T65">numeru</text:span> <text:span text:style-name="T92">4</text:span> do 1<text:span text:style-name="T92">8</text:span>. Rozwiązanie takiego układu równań wydaje się przedsięwzięciem beznadziejnym. W rzeczywistości <text:span text:style-name="T83">można wykorzystać jeden z wielu kalkulatorów simplex, które znajdują się w </text:span><text:span text:style-name="T102">i</text:span><text:span text:style-name="T83">nternecie. J</text:span>est <text:span text:style-name="T92">też</text:span> wiele <text:span text:style-name="T98">bezpłatnych </text:span>bibliotek w <text:span text:style-name="T102">j</text:span>ęzyku Python m. in. Pulp i <text:span text:style-name="T83">C</text:span>vxopt, które z łatwością rozwiążą każd<text:span text:style-name="T83">y</text:span> tak<text:span text:style-name="T83">i zestaw nierówności. </text:span></text:p>
      <text:p text:style-name="P21">Aby utworzyć <text:span text:style-name="T93">zestawienie</text:span> <text:span text:style-name="T93">obciążenia pracą oddziałów HelpDesk,</text:span> należy dla każde<text:span text:style-name="T102">go</text:span> z <text:span text:style-name="T93">tych oddziałów</text:span> sformułować <text:span text:style-name="T93">oddzielną</text:span> funkcję celu z warunkiem dla x<text:span text:style-name="T74">6</text:span><text:span text:style-name="T76">, następnie uruchomić ją wraz z nierównościami </text:span><text:span text:style-name="T77">z zakresu </text:span><text:span text:style-name="T78">4</text:span><text:span text:style-name="T76"> do 1</text:span><text:span text:style-name="T78">6</text:span><text:span text:style-name="T76">.</text:span></text:p>
      <text:p text:style-name="P21">Dla fili <text:span text:style-name="T93">B</text:span> będzie to:</text:p>
      <text:p text:style-name="P36"><text:s text:c="2"/><draw:frame draw:style-name="fr1" draw:name="Obiekt14" text:anchor-type="as-char" svg:y="-0.653cm" svg:width="9.855cm" svg:height="1.215cm" draw:z-index="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39"><text:span text:style-name="T67">Dla </text:span><text:span text:style-name="T71">H</text:span><text:span text:style-name="T70">elpDesk</text:span><text:span text:style-name="T69"> </text:span><text:span text:style-name="T70">C </text:span><text:span text:style-name="T69">będzie to:</text:span></text:p>
      <text:p text:style-name="P36"><draw:frame draw:style-name="fr1" draw:name="Obiekt15" text:anchor-type="as-char" svg:y="-0.653cm" svg:width="9.982cm" svg:height="1.215cm" draw:z-index="4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22">W wyniku obliczenia algorytmów programowania liniowego dla każdego oddziału powstaje poniższe zestawienie:</text:p>
      <table:table table:name="Tabela1" table:style-name="Tabela1">
        <table:table-column table:style-name="Tabela1.A"/>
        <table:table-column table:style-name="Tabela1.B"/>
        <table:table-row table:style-name="TableLine94168476464608">
          <table:table-cell table:style-name="Tabela1.A1" office:value-type="string">
            <text:p text:style-name="P63"><text:span text:style-name="T102">H</text:span><text:span text:style-name="T93">elpDesk A</text:span>:</text:p>
          </table:table-cell>
          <table:table-cell table:style-name="Tabela1.A1" office:value-type="string">
            <text:p text:style-name="P63">0.<text:span text:style-name="T93">913</text:span></text:p>
          </table:table-cell>
        </table:table-row>
        <table:table-row table:style-name="TableLine94168426096048">
          <table:table-cell table:style-name="Tabela1.A1" office:value-type="string">
            <text:p text:style-name="P65"><text:span text:style-name="T102">H</text:span>elpDesk B:</text:p>
          </table:table-cell>
          <table:table-cell table:style-name="Tabela1.A1" office:value-type="string">
            <text:p text:style-name="P63"><text:span text:style-name="T93">1</text:span>.<text:span text:style-name="T93">000</text:span></text:p>
          </table:table-cell>
        </table:table-row>
        <text:soft-page-break/>
        <table:table-row table:style-name="TableLine94168425202864">
          <table:table-cell table:style-name="Tabela1.A1" office:value-type="string">
            <text:p text:style-name="P65"><text:span text:style-name="T102">H</text:span>elpDesk C:</text:p>
          </table:table-cell>
          <table:table-cell table:style-name="Tabela1.A1" office:value-type="string">
            <text:p text:style-name="P67">0.86<text:span text:style-name="T93">4</text:span></text:p>
          </table:table-cell>
        </table:table-row>
      </table:table>
      <text:p text:style-name="P37"/>
      <text:p text:style-name="P40"><text:span text:style-name="T67">Zestawienie wskazuje, że najwyższ</text:span><text:span text:style-name="T68">a </text:span><text:span text:style-name="T70">pracochłonność</text:span><text:span text:style-name="T67"> </text:span><text:span text:style-name="T68">występuje w</text:span><text:span text:style-name="T67"> </text:span><text:span text:style-name="T71">H</text:span><text:span text:style-name="T70">elpDesk B</text:span><text:span text:style-name="T67">. Z kolei </text:span><text:span text:style-name="T70">pracochłonność oddziału</text:span><text:span text:style-name="T67"> </text:span><text:span text:style-name="T70">C</text:span><text:span text:style-name="T67"> stanowi </text:span><text:span text:style-name="T70">86</text:span><text:span text:style-name="T67">% </text:span><text:span text:style-name="T70">oddziału B</text:span><text:span text:style-name="T67">. </text:span><text:span text:style-name="T70">HelpDesk A</text:span><text:span text:style-name="T67"> osiągn</text:span><text:span text:style-name="T70">ął</text:span><text:span text:style-name="T67"> w analizowanym okresie <text:s/></text:span><text:span text:style-name="T70">91</text:span><text:span text:style-name="T67">% efektywności oddziału </text:span><text:span text:style-name="T70">B</text:span><text:span text:style-name="T67">.</text:span></text:p>
      <text:p text:style-name="P53"><text:span text:style-name="T56">Wynik analizy wskazuje na to, że w </text:span><text:span text:style-name="T60">H</text:span><text:span text:style-name="T56">elpDesk C jest zatrudnionych za dużo pracowników. Po </text:span><text:span text:style-name="T57">zredukowaniu</text:span><text:span text:style-name="T56"> jednego </text:span><text:span text:style-name="T57">stanowiska</text:span><text:span text:style-name="T56"> </text:span><text:span text:style-name="T58">poziom obciążenia pra</text:span><text:span text:style-name="T59">c</text:span><text:span text:style-name="T58">ą wzr</text:span><text:span text:style-name="T60">ósł</text:span><text:span text:style-name="T58"> </text:span><text:span text:style-name="T59">tam</text:span><text:span text:style-name="T58"> do poziomu 96%.</text:span></text:p>
      <table:table table:name="Tabela3" table:style-name="Tabela3">
        <table:table-column table:style-name="Tabela3.A"/>
        <table:table-column table:style-name="Tabela3.B"/>
        <table:table-row table:style-name="TableLine94168496382208">
          <table:table-cell table:style-name="Tabela3.A1" office:value-type="string">
            <text:p text:style-name="P64"><text:span text:style-name="T102">H</text:span><text:span text:style-name="T93">elpDesk A</text:span>:</text:p>
          </table:table-cell>
          <table:table-cell table:style-name="Tabela3.A1" office:value-type="string">
            <text:p text:style-name="P64">0.<text:span text:style-name="T93">913</text:span></text:p>
          </table:table-cell>
        </table:table-row>
        <table:table-row table:style-name="TableLine94168491999728">
          <table:table-cell table:style-name="Tabela3.A1" office:value-type="string">
            <text:p text:style-name="P66"><text:span text:style-name="T102">H</text:span>elpDesk B:</text:p>
          </table:table-cell>
          <table:table-cell table:style-name="Tabela3.A1" office:value-type="string">
            <text:p text:style-name="P64"><text:span text:style-name="T93">1</text:span>.<text:span text:style-name="T93">000</text:span></text:p>
          </table:table-cell>
        </table:table-row>
        <table:table-row table:style-name="TableLine94168475739952">
          <table:table-cell table:style-name="Tabela3.A1" office:value-type="string">
            <text:p text:style-name="P66"><text:span text:style-name="T102">H</text:span>elpDesk C:</text:p>
          </table:table-cell>
          <table:table-cell table:style-name="Tabela3.A1" office:value-type="string">
            <text:p text:style-name="P68">0.<text:span text:style-name="T95">960</text:span></text:p>
          </table:table-cell>
        </table:table-row>
      </table:table>
      <text:p text:style-name="P30"/>
      <text:p text:style-name="P26">Podsumowanie</text:p>
      <text:p text:style-name="P23"><text:span text:style-name="T93">Zastosowanie w</text:span>łaściw<text:span text:style-name="T93">ej</text:span> <text:span text:style-name="T93">metody porównawczej</text:span> <text:span text:style-name="T93">pozwala wykryć realny poziom pracochłonności jednostek DMU</text:span>. <text:span text:style-name="T84">Jednocześnie <text:s/>informacja o braku wykorzystania potencjalnych możliwościach jednostki DMU stanowić może podstawę do zmian organizacyjnych. <text:s text:c="2"/></text:span></text:p>
      <text:p text:style-name="P23"><text:span text:style-name="T84">W biznesie najważniejsza jest wiarygodność informacji. Metoda </text:span>DEA <text:span text:style-name="T84">powszechnie zastąpiła proste, lecz subiektywne i wadliwe w ocenach metody oparte na średnich ważonych.</text:span></text:p>
      <text:p text:style-name="P24">Zaprezentowany tu model DEA tworzy <text:span text:style-name="T94">jedynie</text:span> ranking efektywności <text:span text:style-name="T94">jednostek DMU</text:span>. Aby <text:span text:style-name="T62">poprawić efektywność słabych obiektów, konieczne jest zastosowanie pogłębionych analiz DEA , np. </text:span><text:span text:style-name="T100">super-efficiency</text:span><text:span text:style-name="T62"> Andersena-Petersena</text:span><text:span text:style-name="T62"><text:note text:id="ftn3" text:note-class="footnote"><text:note-citation>3</text:note-citation><text:note-body><text:p text:style-name="Footnote">A<text:span text:style-name="T65">ndersen</text:span> P., P<text:span text:style-name="T65">etersen</text:span> N.C., „A procedure for ranking efficient units in Data Envelopment Analysis”,</text:p><text:p text:style-name="Footnote">Management Science, 1993</text:p></text:note-body></text:note></text:span><text:span text:style-name="T62">, która jest uogólnieniem głównego modelu DEA.</text:span></text:p>
      <text:p text:style-name="P43"/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6:59:47.021356032</meta:creation-date>
    <meta:generator>LibreOffice/6.4.7.2$Linux_X86_64 LibreOffice_project/40$Build-2</meta:generator>
    <dc:date>2021-05-04T14:06:11.039571397</dc:date>
    <meta:editing-duration>PT6H57M27S</meta:editing-duration>
    <meta:editing-cycles>24</meta:editing-cycles>
    <meta:document-statistic meta:table-count="3" meta:image-count="0" meta:object-count="15" meta:page-count="5" meta:paragraph-count="113" meta:word-count="1340" meta:character-count="10201" meta:non-whitespace-character-count="8919"/>
  </office:meta>
</office:document-meta>
</file>

<file path=Object 1/content.xml><?xml version="1.0" encoding="utf-8"?>
<math xmlns="http://www.w3.org/1998/Math/MathML" display="block">
  <semantics>
    <mrow>
      <mrow>
        <msub>
          <mi>y</mi>
          <mi>C</mi>
        </msub>
        <mo stretchy="false">=</mo>
        <mtext> </mtext>
      </mrow>
      <mfrac>
        <mrow>
          <mn>838</mn>
          <mrow>
            <msub>
              <mi>x</mi>
              <mn>1</mn>
            </msub>
            <mo stretchy="false">+</mo>
            <mn>755</mn>
          </mrow>
          <mrow>
            <msub>
              <mi>x</mi>
              <mn>2</mn>
            </msub>
            <mo stretchy="false">+</mo>
            <mn>1100</mn>
          </mrow>
          <mrow>
            <msub>
              <mi>x</mi>
              <mn>3</mn>
            </msub>
            <mo stretchy="false">+</mo>
            <mn>125</mn>
          </mrow>
          <mrow>
            <msub>
              <mi>x</mi>
              <mn>4</mn>
            </msub>
            <mo stretchy="false">+</mo>
            <mn>261</mn>
          </mrow>
          <msub>
            <mi>x</mi>
            <mn>5</mn>
          </msub>
        </mrow>
        <mrow>
          <mn>10</mn>
          <msub>
            <mi>x</mi>
            <mn>6</mn>
          </msub>
        </mrow>
      </mfrac>
      <mtext>                </mtext>
      <mrow>
        <mo fence="true" stretchy="false">(</mo>
        <mrow>
          <mn>3</mn>
        </mrow>
        <mo fence="true" stretchy="false">)</mo>
      </mrow>
    </mrow>
    <annotation encoding="StarMath 5.0">y_{C} = " "{838x_{1} + 755x_{2}+1100x_{3}+125x_{4}+261x_{5}}over{10x_{6}}"                "(3)

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7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2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8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9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4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0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5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1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6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2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1} geslant 0"          " (7)# 
x_{2} geslant 0"          " (8) # 
x_{3} geslant 0"          " (9) # 
x_{4} geslant 0"          " (10) # 
x_{5} geslant 0"          " (11) # 
x_{6} geslant 0"          " (12)} right none
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1285</mn>
                        <msub>
                          <mi>x</mi>
                          <mn>1</mn>
                        </msub>
                      </mrow>
                      <mo stretchy="false">+</mo>
                      <mn>1053</mn>
                    </mrow>
                    <mrow>
                      <msub>
                        <mi>x</mi>
                        <mn>2</mn>
                      </msub>
                      <mo stretchy="false">+</mo>
                      <mn>1380</mn>
                    </mrow>
                    <mrow>
                      <msub>
                        <mi>x</mi>
                        <mn>3</mn>
                      </msub>
                      <mo stretchy="false">+</mo>
                      <mn>1560</mn>
                    </mrow>
                    <mrow>
                      <msub>
                        <mi>x</mi>
                        <mn>4</mn>
                      </msub>
                      <mo stretchy="false">+</mo>
                      <mn>219</mn>
                    </mrow>
                    <msub>
                      <mi>x</mi>
                      <mn>5</mn>
                    </msub>
                  </mrow>
                  <mo stretchy="false">→</mo>
                  <mi mathvariant="italic">max</mi>
                </mrow>
                <mtext>          </mtext>
                <mrow>
                  <mo fence="true" stretchy="false">(</mo>
                  <mrow>
                    <mn>17</mn>
                  </mrow>
                  <mo fence="true" stretchy="false">)</mo>
                </mrow>
              </mrow>
            </mtd>
          </mtr>
          <mtr>
            <mtd>
              <mrow>
                <mn>12</mn>
                <mrow>
                  <msub>
                    <mi>x</mi>
                    <mn>6</mn>
                  </msub>
                  <mo stretchy="false">=</mo>
                  <mn>1</mn>
                </mrow>
                <mtext>                                                                            </mtext>
                <mrow>
                  <mo fence="true" stretchy="false">(</mo>
                  <mrow>
                    <mn>18</mn>
                  </mrow>
                  <mo fence="true" stretchy="false">)</mo>
                </mrow>
              </mrow>
            </mtd>
          </mtr>
        </mtable>
      </mrow>
    </mrow>
    <annotation encoding="StarMath 5.0">left lbrace stack 
{{{1285x_{1}} + 1053x_{2}+ 1380x_{3}+ 1560x_{4}+ 219x_{5}}  toward max"          " (17) #  
12x_{6}= 1"                                                                            " (18)  } right none
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985</mn>
                <mrow>
                  <msub>
                    <mi>x</mi>
                    <mn>1</mn>
                  </msub>
                  <mo stretchy="false">+</mo>
                  <mn>681</mn>
                </mrow>
                <mrow>
                  <msub>
                    <mi>x</mi>
                    <mn>2</mn>
                  </msub>
                  <mo stretchy="false">+</mo>
                  <mn>1028</mn>
                </mrow>
                <mrow>
                  <msub>
                    <mi>x</mi>
                    <mn>3</mn>
                  </msub>
                  <mo stretchy="false">+</mo>
                  <mn>796</mn>
                </mrow>
                <mrow>
                  <msub>
                    <mi>x</mi>
                    <mn>4</mn>
                  </msub>
                  <mo stretchy="false">+</mo>
                  <mn>320</mn>
                </mrow>
                <mrow>
                  <msub>
                    <mi>x</mi>
                    <mn>5</mn>
                  </msub>
                  <mo stretchy="false">→</mo>
                  <mi mathvariant="italic">max</mi>
                </mrow>
                <mtext>         </mtext>
                <mrow>
                  <mo fence="true" stretchy="false">(</mo>
                  <mrow>
                    <mn>20</mn>
                  </mrow>
                  <mo fence="true" stretchy="false">)</mo>
                </mrow>
              </mrow>
            </mtd>
          </mtr>
          <mtr>
            <mtd>
              <mrow>
                <mn>8</mn>
                <mrow>
                  <msub>
                    <mi>x</mi>
                    <mn>6</mn>
                  </msub>
                  <mo stretchy="false">=</mo>
                  <mn>1</mn>
                </mrow>
                <mtext>                                                                      </mtext>
                <mrow>
                  <mo fence="true" stretchy="false">(</mo>
                  <mrow>
                    <mn>21</mn>
                  </mrow>
                  <mo fence="true" stretchy="false">)</mo>
                </mrow>
              </mrow>
            </mtd>
          </mtr>
        </mtable>
      </mrow>
    </mrow>
    <annotation encoding="StarMath 5.0">left lbrace stack 
{985x_{1} + 681x_{2}+ 1028x_{3}+ 796x_{4}+ 320x_{5} toward max "         "(20) #  
8x_{6}= 1"                                                                      " (21)  } right none
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838</mn>
                <mrow>
                  <msub>
                    <mi>x</mi>
                    <mn>1</mn>
                  </msub>
                  <mo stretchy="false">+</mo>
                  <mn>755</mn>
                </mrow>
                <mrow>
                  <msub>
                    <mi>x</mi>
                    <mn>2</mn>
                  </msub>
                  <mo stretchy="false">+</mo>
                  <mn>1100</mn>
                </mrow>
                <mrow>
                  <msub>
                    <mi>x</mi>
                    <mn>3</mn>
                  </msub>
                  <mo stretchy="false">+</mo>
                  <mn>125</mn>
                </mrow>
                <mrow>
                  <msub>
                    <mi>x</mi>
                    <mn>4</mn>
                  </msub>
                  <mo stretchy="false">+</mo>
                  <mn>261</mn>
                </mrow>
                <mrow>
                  <msub>
                    <mi>x</mi>
                    <mn>5</mn>
                  </msub>
                  <mo stretchy="false">→</mo>
                  <mi mathvariant="italic">max</mi>
                </mrow>
                <mtext>          </mtext>
                <mrow>
                  <mo fence="true" stretchy="false">(</mo>
                  <mrow>
                    <mn>22</mn>
                  </mrow>
                  <mo fence="true" stretchy="false">)</mo>
                </mrow>
              </mrow>
            </mtd>
          </mtr>
          <mtr>
            <mtd>
              <mrow>
                <mn>21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                          </mtext>
                <mrow>
                  <mo fence="true" stretchy="false">(</mo>
                  <mrow>
                    <mn>23</mn>
                  </mrow>
                  <mo fence="true" stretchy="false">)</mo>
                </mrow>
              </mrow>
            </mtd>
          </mtr>
        </mtable>
      </mrow>
    </mrow>
    <annotation encoding="StarMath 5.0">left lbrace stack 
{838x_{1} + 755x_{2}+ 1100x_{3}+ 125x_{4}+ 261x_{5} toward max "          "(22) #  
21x_{5}= 1"                                                                      " (23)  } right none
</annotation>
  </semantics>
</math>
</file>

<file path=Object 18/content.xml><?xml version="1.0" encoding="utf-8"?>
<math xmlns="http://www.w3.org/1998/Math/MathML" display="block">
  <semantics>
    <mrow>
      <msub>
        <mi mathvariant="italic">HelpDesk</mi>
        <mi>A</mi>
      </msub>
      <mo stretchy="false">=</mo>
      <mfrac>
        <mrow>
          <mn>1285</mn>
          <mo stretchy="false">+</mo>
          <mn>1053</mn>
          <mo stretchy="false">+</mo>
          <mn>1380</mn>
          <mo stretchy="false">+</mo>
          <mn>1560</mn>
          <mo stretchy="false">+</mo>
          <mn>219</mn>
        </mrow>
        <mn>12</mn>
      </mfrac>
      <mo stretchy="false">=</mo>
      <mn>458</mn>
    </mrow>
    <annotation encoding="StarMath 5.0">HelpDesk_A = {1285+1053+1380+1560+219} over {12} = 458</annotation>
  </semantics>
</math>
</file>

<file path=Object 19/content.xml><?xml version="1.0" encoding="utf-8"?>
<math xmlns="http://www.w3.org/1998/Math/MathML" display="block">
  <semantics>
    <mrow>
      <msub>
        <mi mathvariant="italic">HelpDesk</mi>
        <mi>B</mi>
      </msub>
      <mo stretchy="false">=</mo>
      <mfrac>
        <mrow>
          <mn>985</mn>
          <mo stretchy="false">+</mo>
          <mn>681</mn>
          <mo stretchy="false">+</mo>
          <mn>1028</mn>
          <mo stretchy="false">+</mo>
          <mn>796</mn>
          <mo stretchy="false">+</mo>
          <mn>320</mn>
        </mrow>
        <mn>8</mn>
      </mfrac>
      <mo stretchy="false">=</mo>
      <mn>476</mn>
    </mrow>
    <annotation encoding="StarMath 5.0">HelpDesk_B = {985+681+1028+796+320} over {8} = 476</annotation>
  </semantics>
</math>
</file>

<file path=Object 2/content.xml><?xml version="1.0" encoding="utf-8"?>
<math xmlns="http://www.w3.org/1998/Math/MathML" display="block">
  <semantics>
    <mrow>
      <mrow>
        <msub>
          <mi>y</mi>
          <mi>A</mi>
        </msub>
        <mo stretchy="false">=</mo>
        <mtext> </mtext>
      </mrow>
      <mfrac>
        <mrow>
          <mn>1285</mn>
          <mrow>
            <msub>
              <mi>x</mi>
              <mn>1</mn>
            </msub>
            <mo stretchy="false">+</mo>
            <mn>1053</mn>
          </mrow>
          <mrow>
            <msub>
              <mi>x</mi>
              <mn>2</mn>
            </msub>
            <mo stretchy="false">+</mo>
            <mn>1380</mn>
          </mrow>
          <mrow>
            <msub>
              <mi>x</mi>
              <mn>3</mn>
            </msub>
            <mo stretchy="false">+</mo>
            <mn>1560</mn>
          </mrow>
          <mrow>
            <msub>
              <mi>x</mi>
              <mn>4</mn>
            </msub>
            <mo stretchy="false">+</mo>
            <mn>219</mn>
          </mrow>
          <msub>
            <mi>x</mi>
            <mn>5</mn>
          </msub>
        </mrow>
        <mrow>
          <mn>12</mn>
          <msub>
            <mi>x</mi>
            <mn>6</mn>
          </msub>
        </mrow>
      </mfrac>
      <mtext>          
</mtext>
      <mrow>
        <mo fence="true" stretchy="false">(</mo>
        <mrow>
          <mn>1</mn>
        </mrow>
        <mo fence="true" stretchy="false">)</mo>
      </mrow>
    </mrow>
    <annotation encoding="StarMath 5.0">y_{A}=" " {{1285x_{1} + 1053x_{2}+ 1380x_{3}+1560x_{4}+219x_{5}}} over {{12x_{6}}}"          
"( 1 )

</annotation>
  </semantics>
</math>
</file>

<file path=Object 20/content.xml><?xml version="1.0" encoding="utf-8"?>
<math xmlns="http://www.w3.org/1998/Math/MathML" display="block">
  <semantics>
    <mrow>
      <msub>
        <mi mathvariant="italic">HelpDesk</mi>
        <mi>C</mi>
      </msub>
      <mo stretchy="false">=</mo>
      <mfrac>
        <mrow>
          <mn>838</mn>
          <mo stretchy="false">+</mo>
          <mn>755</mn>
          <mo stretchy="false">+</mo>
          <mn>1100</mn>
          <mo stretchy="false">+</mo>
          <mn>125</mn>
          <mo stretchy="false">+</mo>
          <mn>261</mn>
        </mrow>
        <mn>10</mn>
      </mfrac>
      <mo stretchy="false">=</mo>
      <mn>308</mn>
    </mrow>
    <annotation encoding="StarMath 5.0">HelpDesk_C = {838+755+1100+125+261} over {10} = 308</annotation>
  </semantics>
</math>
</file>

<file path=Object 2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3</mn>
                  </msub>
                  <mo stretchy="false">−</mo>
                  <mn>2</mn>
                </mrow>
                <mrow>
                  <msub>
                    <mi>x</mi>
                    <mn>1</mn>
                  </msub>
                  <mo stretchy="false">⩾</mo>
                  <mn>0</mn>
                </mrow>
                <mtext>             </mtext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−</mo>
                  <mn>2</mn>
                </mrow>
                <mrow>
                  <msub>
                    <mi>x</mi>
                    <mn>2</mn>
                  </msub>
                  <mo stretchy="false">⩾</mo>
                  <mn>0</mn>
                </mrow>
                <mtext>             </mtext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−</mo>
                  <mn>4</mn>
                </mrow>
                <mrow>
                  <msub>
                    <mi>x</mi>
                    <mn>4</mn>
                  </msub>
                  <mo stretchy="false">⩾</mo>
                  <mn>0</mn>
                </mrow>
                <mtext>             </mtext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−</mo>
                  <mn>8</mn>
                </mrow>
                <mrow>
                  <msub>
                    <mi>x</mi>
                    <mn>5</mn>
                  </msub>
                  <mo stretchy="false">⩾</mo>
                  <mn>0</mn>
                </mrow>
                <mtext>             </mtext>
              </mrow>
            </mtd>
          </mtr>
        </mtable>
      </mrow>
    </mrow>
    <annotation encoding="StarMath 5.0">left lbrace stack 
{x_{3} - 2x_{1}  geslant 0"             "# 
{x_{3}} - 2x_{2}  geslant 0"             "#
{x_{3}} - 4x_{4}  geslant 0"             "#
{x_{3}} - 8x_{5}  geslant 0"             "} right none


</annotation>
  </semantics>
</math>
</file>

<file path=Object 3/content.xml><?xml version="1.0" encoding="utf-8"?>
<math xmlns="http://www.w3.org/1998/Math/MathML" display="block">
  <semantics>
    <mrow>
      <mrow>
        <msub>
          <mi>y</mi>
          <mi>B</mi>
        </msub>
        <mo stretchy="false">=</mo>
        <mtext> </mtext>
      </mrow>
      <mfrac>
        <mrow>
          <mn>985</mn>
          <mrow>
            <msub>
              <mi>x</mi>
              <mn>1</mn>
            </msub>
            <mo stretchy="false">+</mo>
            <mn>681</mn>
          </mrow>
          <mrow>
            <msub>
              <mi>x</mi>
              <mn>2</mn>
            </msub>
            <mo stretchy="false">+</mo>
            <mn>1028</mn>
          </mrow>
          <mrow>
            <msub>
              <mi>x</mi>
              <mn>3</mn>
            </msub>
            <mo stretchy="false">+</mo>
            <mn>796</mn>
          </mrow>
          <mrow>
            <msub>
              <mi>x</mi>
              <mn>4</mn>
            </msub>
            <mo stretchy="false">+</mo>
            <mn>320</mn>
          </mrow>
          <msub>
            <mi>x</mi>
            <mn>5</mn>
          </msub>
        </mrow>
        <mrow>
          <mn>8</mn>
          <msub>
            <mi>x</mi>
            <mn>6</mn>
          </msub>
        </mrow>
      </mfrac>
      <mtext>                </mtext>
      <mrow>
        <mo fence="true" stretchy="false">(</mo>
        <mrow>
          <mn>2</mn>
        </mrow>
        <mo fence="true" stretchy="false">)</mo>
      </mrow>
    </mrow>
    <annotation encoding="StarMath 5.0">y_{B} =" "{985x_{1} + 681x_{2}+1028x_{3}+796x_{4}+320x_{5}} over {8x_{6}}"                "(2)

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1285</mn>
                <mrow>
                  <msub>
                    <mi>x</mi>
                    <mn>1</mn>
                  </msub>
                  <mo stretchy="false">+</mo>
                  <mn>1053</mn>
                </mrow>
                <mrow>
                  <msub>
                    <mi>x</mi>
                    <mn>2</mn>
                  </msub>
                  <mo stretchy="false">+</mo>
                  <mn>1380</mn>
                </mrow>
                <mrow>
                  <msub>
                    <mi>x</mi>
                    <mn>3</mn>
                  </msub>
                  <mo stretchy="false">+</mo>
                  <mn>1560</mn>
                </mrow>
                <mrow>
                  <msub>
                    <mi>x</mi>
                    <mn>4</mn>
                  </msub>
                  <mo stretchy="false">+</mo>
                  <mn>219</mn>
                </mrow>
                <msub>
                  <mi>x</mi>
                  <mn>5</mn>
                </msub>
              </mrow>
            </mrow>
            <mo fence="true" stretchy="false">)</mo>
          </mrow>
          <mo stretchy="false">−</mo>
          <mrow>
            <mn>12</mn>
            <msub>
              <mi>x</mi>
              <mn>6</mn>
            </msub>
          </mrow>
        </mrow>
        <mo stretchy="false">⩽</mo>
        <mn>0</mn>
      </mrow>
      <mtext>             
</mtext>
      <mrow>
        <mo fence="true" stretchy="false">(</mo>
        <mrow>
          <mn>4</mn>
        </mrow>
        <mo fence="true" stretchy="false">)</mo>
      </mrow>
    </mrow>
    <annotation encoding="StarMath 5.0">{({1285x_{1} + 1053x_{2}+ 1380x_{3}+1560x_{4}+219x_{5}})} - {{12x_{6}}}  leslant 0"             
"( 4 )

</annotation>
  </semantics>
</math>
</file>

<file path=Object 7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985</mn>
                <mrow>
                  <msub>
                    <mi>x</mi>
                    <mn>1</mn>
                  </msub>
                  <mo stretchy="false">+</mo>
                  <mn>681</mn>
                </mrow>
                <mrow>
                  <msub>
                    <mi>x</mi>
                    <mn>2</mn>
                  </msub>
                  <mo stretchy="false">+</mo>
                  <mn>1028</mn>
                </mrow>
                <mrow>
                  <msub>
                    <mi>x</mi>
                    <mn>3</mn>
                  </msub>
                  <mo stretchy="false">+</mo>
                  <mn>796</mn>
                </mrow>
                <mrow>
                  <msub>
                    <mi>x</mi>
                    <mn>4</mn>
                  </msub>
                  <mo stretchy="false">+</mo>
                  <mn>320</mn>
                </mrow>
                <msub>
                  <mi>x</mi>
                  <mn>5</mn>
                </msub>
              </mrow>
            </mrow>
            <mo fence="true" stretchy="false">)</mo>
          </mrow>
          <mo stretchy="false">−</mo>
          <mrow>
            <mn>8</mn>
            <msub>
              <mi>x</mi>
              <mn>6</mn>
            </msub>
          </mrow>
        </mrow>
        <mo stretchy="false">⩽</mo>
        <mn>0</mn>
      </mrow>
      <mtext>                     </mtext>
      <mrow>
        <mo fence="true" stretchy="false">(</mo>
        <mrow>
          <mn>5</mn>
        </mrow>
        <mo fence="true" stretchy="false">)</mo>
      </mrow>
    </mrow>
    <annotation encoding="StarMath 5.0">{(985x_{1} + 681x_{2}+1028x_{3}+796x_{4}+320x_{5})} - {8x_{6}} leslant 0 "                     "(5)

</annotation>
  </semantics>
</math>
</file>

<file path=Object 8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838</mn>
                <mrow>
                  <msub>
                    <mi>x</mi>
                    <mn>1</mn>
                  </msub>
                  <mo stretchy="false">+</mo>
                  <mn>755</mn>
                </mrow>
                <mrow>
                  <msub>
                    <mi>x</mi>
                    <mn>2</mn>
                  </msub>
                  <mo stretchy="false">+</mo>
                  <mn>1100</mn>
                </mrow>
                <mrow>
                  <msub>
                    <mi>x</mi>
                    <mn>3</mn>
                  </msub>
                  <mo stretchy="false">+</mo>
                  <mn>125</mn>
                </mrow>
                <mrow>
                  <msub>
                    <mi>x</mi>
                    <mn>4</mn>
                  </msub>
                  <mo stretchy="false">+</mo>
                  <mn>261</mn>
                </mrow>
                <msub>
                  <mi>x</mi>
                  <mn>5</mn>
                </msub>
              </mrow>
            </mrow>
            <mo fence="true" stretchy="false">)</mo>
          </mrow>
          <mo stretchy="false">−</mo>
          <mrow>
            <mn>10</mn>
            <msub>
              <mi>x</mi>
              <mn>6</mn>
            </msub>
          </mrow>
        </mrow>
        <mo stretchy="false">⩽</mo>
        <mn>0</mn>
      </mrow>
      <mtext>                   </mtext>
      <mrow>
        <mo fence="true" stretchy="false">(</mo>
        <mrow>
          <mn>6</mn>
        </mrow>
        <mo fence="true" stretchy="false">)</mo>
      </mrow>
    </mrow>
    <annotation encoding="StarMath 5.0">{(838x_{1} + 755x_{2}+1100x_{3}+125x_{4}+261x_{5})} - {10x_{6}} leslant 0 "                   "(6)

</annotation>
  </semantics>
</math>
</file>

<file path=Object 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3</mn>
                  </msub>
                  <mo stretchy="false">−</mo>
                  <mn>2</mn>
                </mrow>
                <mrow>
                  <msub>
                    <mi>x</mi>
                    <mn>1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3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−</mo>
                  <mn>2</mn>
                </mrow>
                <mrow>
                  <msub>
                    <mi>x</mi>
                    <mn>2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4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−</mo>
                  <mn>4</mn>
                </mrow>
                <mrow>
                  <msub>
                    <mi>x</mi>
                    <mn>4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5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−</mo>
                  <mn>8</mn>
                </mrow>
                <mrow>
                  <msub>
                    <mi>x</mi>
                    <mn>5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6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3} - 2x_{1}  geslant 0"             "( 13 )# 
{x_{3}} - 2x_{2}  geslant 0"             "( 14 )#
{x_{3}} - 4x_{4}  geslant 0"             "( 15 )#
{x_{3}} - 8x_{5}  geslant 0"             "( 16 )} right none


</annotation>
  </semantics>
</math>
</file>